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1848FDA3F955CF1BE56.png" manifest:media-type="image/png"/>
  <manifest:file-entry manifest:full-path="Pictures/100000000000025E0000020873CAAB49A1CFAC22.png" manifest:media-type="image/png"/>
  <manifest:file-entry manifest:full-path="Pictures/1000000000000217000001889D36904C736368CF.png" manifest:media-type="image/png"/>
  <manifest:file-entry manifest:full-path="Pictures/100000000000022E000001A59A7F0602C46D31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d3a" officeooo:paragraph-rsid="0010bd3a"/>
    </style:style>
    <style:style style:name="P2" style:family="paragraph" style:parent-style-name="Standard">
      <style:text-properties officeooo:rsid="00113304" officeooo:paragraph-rsid="001133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47A97F</text:p>
      <text:p text:style-name="P1"/>
      <text:p text:style-name="P1"/>
      <text:p text:style-name="P1"><draw:frame draw:style-name="fr2" draw:name="Image1" text:anchor-type="char" svg:width="14.367cm" svg:height="10.266cm" draw:z-index="0"><draw:image xlink:href="Pictures/100000000000021F000001848FDA3F955CF1BE56.png" xlink:type="simple" xlink:show="embed" xlink:actuate="onLoad" draw:mime-type="image/png"/></draw:frame></text:p>
      <text:p text:style-name="P2">DC5c83</text:p>
      <text:p text:style-name="P1"/>
      <text:p text:style-name="P1"><draw:frame draw:style-name="fr2" draw:name="Image2" text:anchor-type="char" svg:width="14.155cm" svg:height="10.372cm" draw:z-index="1"><draw:image xlink:href="Pictures/1000000000000217000001889D36904C736368C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3" text:anchor-type="char" svg:width="14.764cm" svg:height="11.139cm" draw:z-index="2"><draw:image xlink:href="Pictures/100000000000022E000001A59A7F0602C46D31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6.034cm" svg:height="13.758cm" draw:z-index="3"><draw:image xlink:href="Pictures/100000000000025E0000020873CAAB49A1CFAC2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Coolle_Office_for_Docs_and_Sheet/7.4.2.3$Windows_X86_64 LibreOffice_project/</meta:generator>
    <dc:date>2023-12-26T00:28:23.766000000</dc:date>
    <meta:editing-duration>PT17M32S</meta:editing-duration>
    <meta:editing-cycles>2</meta:editing-cycles>
    <meta:document-statistic meta:table-count="0" meta:image-count="4" meta:object-count="0" meta:page-count="3" meta:paragraph-count="2" meta:word-count="2" meta:character-count="12" meta:non-whitespace-character-count="12"/>
  </office:meta>
</office:document-meta>
</file>